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4in"/>
    </style:style>
    <style:style style:name="Table1.B" style:family="table-column">
      <style:table-column-properties style:column-width="2.8701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fo:padding="0.1in" fo:border="none" style:writing-mode="lr-tb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 style:master-page-name="Standard">
      <style:paragraph-properties fo:margin-top="0.0835in" fo:margin-bottom="0in" loext:contextual-spacing="false" fo:line-height="100%" style:page-number="1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 style:list-style-name="WWNum1">
      <style:paragraph-properties fo:margin-left="0in" fo:margin-right="0.0791in" fo:margin-top="0.222in" fo:margin-bottom="0in" loext:contextual-spacing="true" fo:line-height="130%" fo:text-indent="0in" style:auto-text-indent="false"/>
    </style:style>
    <style:style style:name="P5" style:family="paragraph" style:parent-style-name="Standard">
      <style:paragraph-properties fo:margin-left="0in" fo:margin-right="0.0791in" fo:margin-top="0.0835in" fo:margin-bottom="0in" loext:contextual-spacing="false" fo:text-indent="0in" style:auto-text-indent="false"/>
    </style:style>
    <style:style style:name="P6" style:family="paragraph" style:parent-style-name="Standard" style:list-style-name="WWNum1">
      <style:paragraph-properties fo:margin-left="0in" fo:margin-right="0.0791in" fo:margin-top="0.0835in" fo:margin-bottom="0in" loext:contextual-spacing="false" fo:line-height="130%" fo:text-indent="0in" style:auto-text-indent="false"/>
    </style:style>
    <style:style style:name="P7" style:family="paragraph" style:parent-style-name="Standard" style:list-style-name="WWNum1">
      <style:paragraph-properties fo:margin-left="0in" fo:margin-right="0.0165in" fo:margin-top="0.0835in" fo:margin-bottom="0in" loext:contextual-spacing="false" fo:line-height="130%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Heading_20_2">
      <style:paragraph-properties fo:margin-top="0.222in" fo:margin-bottom="0in" loext:contextual-spacing="false"/>
    </style:style>
    <style:style style:name="P10" style:family="paragraph" style:parent-style-name="Heading_20_1">
      <style:paragraph-properties fo:margin-top="0.4165in" fo:margin-bottom="0in" loext:contextual-spacing="false"/>
    </style:style>
    <style:style style:name="P11" style:family="paragraph" style:parent-style-name="Heading_20_3">
      <style:paragraph-properties fo:margin-top="0.0693in" fo:margin-bottom="0.0693in" loext:contextual-spacing="false"/>
    </style:style>
    <style:style style:name="P12" style:family="paragraph" style:parent-style-name="Title">
      <style:paragraph-properties fo:margin-top="0in" fo:margin-bottom="0.0835in" loext:contextual-spacing="false"/>
    </style:style>
    <style:style style:name="P13" style:family="paragraph" style:parent-style-name="Subtitle">
      <style:paragraph-properties fo:margin-top="0in" fo:margin-bottom="0in" loext:contextual-spacing="fals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/>
    </style:style>
    <style:style style:name="T3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6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fo:font-weight="normal" style:font-style-asian="italic" style:font-weight-asian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text:bookmark text:name="_x8fm1uorkbaw"/>Alan Hamlett</text:p>
            <text:p text:style-name="P13"><text:bookmark text:name="_ymi089liagec"/>A Full-Stack polyglot programmer living in San Francisco, CA.</text:p>
          </table:table-cell>
          <table:table-cell table:style-name="Table1.A1" office:value-type="string">
            <text:p text:style-name="P3"/>
            <text:p text:style-name="P3"><text:span text:style-name="T1">alan.hamlett@gmail.com</text:span></text:p>
            <text:p text:style-name="P3"><text:span text:style-name="T1">(650) 434-3510</text:span></text:p>
            <text:p text:style-name="P3"><text:a xlink:type="simple" xlink:href="http://ahamlett.com" text:style-name="Internet_20_link" text:visited-style-name="Visited_20_Internet_20_Link"><text:span text:style-name="T3">ahamlett.com</text:span></text:a></text:p>
          </table:table-cell>
        </table:table-row>
        <table:table-row table:style-name="Table1.2">
          <table:table-cell table:style-name="Table1.A1" office:value-type="string">
            <text:p text:style-name="P10"><text:bookmark text:name="_y7d3xdxnr44m"/>EXPERIENCE</text:p>
            <text:p text:style-name="P9"><text:bookmark text:name="_5pu0445jzttl"/>WakaTime<text:span text:style-name="T2"> </text:span><text:span text:style-name="T8">(Python/Flask) - </text:span><text:span text:style-name="T9">Founder</text:span></text:p>
            <text:p text:style-name="P11"><text:bookmark text:name="_xfqphwly2car"/><text:a xlink:type="simple" xlink:href="https://wakatime.com" text:style-name="Internet_20_link" text:visited-style-name="Visited_20_Internet_20_Link"><text:span text:style-name="T4">https://wakatime.com</text:span></text:a></text:p>
            <text:p text:style-name="P11"><text:bookmark text:name="_n64fgzu3lwuy"/>May 2013 - PRESENT <text:s text:c="2"/>(2 years)</text:p>
            <text:p text:style-name="P1">Built, marketed, and grew the product used by programmers all over the world.</text:p>
            <text:p text:style-name="P9"><text:bookmark text:name="_budjt2io29j0"/>ZeroCater <text:span text:style-name="T8">(Python/Django)</text:span> <text:span text:style-name="T8">- </text:span><text:span text:style-name="T9">independent contractor</text:span></text:p>
            <text:p text:style-name="P11"><text:bookmark text:name="_3ikdoil486t2"/>Jan 2015 - PRESENT <text:s text:c="2"/>(2 years)</text:p>
            <text:p text:style-name="P1">Python and JavaScript programming.</text:p>
            <text:p text:style-name="P9"><text:bookmark text:name="_wj0puh61kxsr"/>Prezi<text:span text:style-name="T2"> </text:span><text:span text:style-name="T8">(Python/Django) - </text:span><text:span text:style-name="T9">software engineer</text:span></text:p>
            <text:p text:style-name="P11"><text:bookmark text:name="_8hk593fs3sag"/>Sept 2013 - May 2014 <text:s text:c="2"/>(9 months)</text:p>
            <text:p text:style-name="P1">Full-stack software engineer working on public facing website and internal products.</text:p>
            <text:p text:style-name="P9"><text:bookmark text:name="_1hxcpsc1hco2"/>WhiteHat Security <text:span text:style-name="T8">(Perl)</text:span> <text:span text:style-name="T8">- </text:span><text:span text:style-name="T9">software engineer</text:span></text:p>
            <text:p text:style-name="P11"><text:bookmark text:name="_ybypdmed418m"/>Aug 2011 - Sept 2013 <text:s text:c="2"/>(2 years)</text:p>
            <text:p text:style-name="P1">Full-stack software engineer working on the SaaS vulnerability scanner and reporting website.</text:p>
            <text:p text:style-name="P9"><text:bookmark text:name="_2bwopmw5sr0d"/>Texas Instruments <text:span text:style-name="T8">(Perl &amp; Lisp)</text:span> <text:span text:style-name="T8">- </text:span><text:span text:style-name="T9">software engineer</text:span></text:p>
            <text:p text:style-name="P11"><text:bookmark text:name="_gje8i7g5bgo"/>Aug 2007 - July 2011 <text:s text:c="2"/>(4 years)</text:p>
            <text:p text:style-name="P1">Developed internal tools to improve engineering productivity.</text:p>
            <text:p text:style-name="P10"><text:bookmark text:name="_yk8luflkpwij"/>EDUCATION</text:p>
            <text:p text:style-name="P9"><text:bookmark text:name="_6wymnhinx9q5"/>University of Texas at Dallas, <text:span text:style-name="T8">B.S. - </text:span><text:span text:style-name="T11">Computer Science</text:span></text:p>
            <text:p text:style-name="P11"><text:bookmark text:name="_7vtcyzeczjot"/>Graduated 2010</text:p>
          </table:table-cell>
          <table:table-cell table:style-name="Table1.A1" office:value-type="string">
            <text:p text:style-name="P10"><text:bookmark text:name="_ca0awj8022e2"/>OPEN SOURCE PROJECTS</text:p>
            <text:list xml:id="list2699971674422160248" text:style-name="WWNum1">
              <text:list-item>
                <text:p text:style-name="P4"><text:a xlink:type="simple" xlink:href="https://pypi.python.org/pypi/pur" text:style-name="Internet_20_link" text:visited-style-name="Visited_20_Internet_20_Link"><text:span text:style-name="T5">Pip-Update-Requirements</text:span></text:a><text:span text:style-name="T12"> </text:span>(Python)<text:line-break/><text:span text:style-name="T10">Creator &amp; Maintainer</text:span></text:p>
              </text:list-item>
              <text:list-item>
                <text:p text:style-name="P4"><text:a xlink:type="simple" xlink:href="https://pypi.python.org/pypi/pur" text:style-name="Internet_20_link" text:visited-style-name="Visited_20_Internet_20_Link"><text:span text:style-name="T6">https://pypi.python.org/pypi/pur</text:span></text:a></text:p>
              </text:list-item>
              <text:list-item>
                <text:p text:style-name="P7"><text:a xlink:type="simple" xlink:href="https://pypi.python.org/pypi/readtime" text:style-name="Internet_20_link" text:visited-style-name="Visited_20_Internet_20_Link"><text:span text:style-name="T5">Readtime</text:span></text:a> (Python)<text:line-break/><text:span text:style-name="T10">Creator &amp; Maintainer</text:span><text:line-break/><text:a xlink:type="simple" xlink:href="https://pypi.python.org/pypi/readtime" text:style-name="Internet_20_link" text:visited-style-name="Visited_20_Internet_20_Link"><text:span text:style-name="T6">https://pypi.python.org/pypi/readtime</text:span></text:a></text:p>
              </text:list-item>
            </text:list>
            <text:p text:style-name="P5"><text:a xlink:type="simple" xlink:href="https://pypi.python.org/pypi/Flask-Static-Compress" text:style-name="Internet_20_link" text:visited-style-name="Visited_20_Internet_20_Link"><text:span text:style-name="T5">Flask-Static-Compress</text:span></text:a> (Python)<text:line-break/><text:span text:style-name="T10">Creator &amp; Maintainer</text:span><text:line-break/><text:a xlink:type="simple" xlink:href="https://pypi.python.org/pypi/Flask-Static-Compress" text:style-name="Internet_20_link" text:visited-style-name="Visited_20_Internet_20_Link"><text:span text:style-name="T7">https://pypi.python.org/pypi/Flask-Static-Compress</text:span></text:a></text:p>
            <text:list xml:id="list162854840788416" text:continue-numbering="true" text:style-name="WWNum1">
              <text:list-item>
                <text:p text:style-name="P6"><text:a xlink:type="simple" xlink:href="https://github.com/maxcountryman/flask-login/commits?author=alanhamlett" text:style-name="Internet_20_link" text:visited-style-name="Visited_20_Internet_20_Link"><text:span text:style-name="T5">Flask-Login</text:span></text:a> (Python)<text:line-break/><text:span text:style-name="T10">Contributor</text:span><text:line-break/><text:a xlink:type="simple" xlink:href="https://github.com/maxcountryman/flask-login/commits?author=alanhamlett" text:style-name="Internet_20_link" text:visited-style-name="Visited_20_Internet_20_Link"><text:span text:style-name="T7">https://github.com/maxcountryman/flask-login/commits?author=alanhamlett</text:span></text:a></text:p>
              </text:list-item>
              <text:list-item>
                <text:p text:style-name="P6"><text:a xlink:type="simple" xlink:href="https://github.com/jaysonsantos/jinja-assets-compressor/commits?author=alanhamlett" text:style-name="Internet_20_link" text:visited-style-name="Visited_20_Internet_20_Link"><text:span text:style-name="T5">Jinja-Assets-Compressor</text:span></text:a> (Python)<text:line-break/><text:span text:style-name="T10">Contributor</text:span><text:line-break/><text:a xlink:type="simple" xlink:href="https://github.com/jaysonsantos/jinja-assets-compressor/commits?author=alanhamlett" text:style-name="Internet_20_link" text:visited-style-name="Visited_20_Internet_20_Link"><text:span text:style-name="T7">https://github.com/jaysonsantos/jinja-assets-compressor/commits?author=alanhamlett</text:span></text:a><text:line-break/><text:span text:style-name="T13">(The best-kept-secret Flask extension)</text:span></text:p>
              </text:list-item>
            </text:list>
            <text:p text:style-name="P10"><text:bookmark text:name="_tuxh7mwdaxox"/>AWARDS</text:p>
            <text:p text:style-name="P8"><text:a xlink:type="simple" xlink:href="http://stackoverflow.com/users/story/1290627" text:style-name="Internet_20_link" text:visited-style-name="Visited_20_Internet_20_Link"><text:span text:style-name="T5">Top 5% in JavaScript</text:span></text:a><text:span text:style-name="T12"><text:line-break/></text:span>StackOverflow</text:p>
            <text:p text:style-name="P8"><text:a xlink:type="simple" xlink:href="https://github.com/alanhamlett?tab=followers" text:style-name="Internet_20_link" text:visited-style-name="Visited_20_Internet_20_Link"><text:span text:style-name="T5">2k+ Followers</text:span></text:a><text:span text:style-name="T12"><text:line-break/></text:span>GitHub</text:p>
            <text:p text:style-name="P10"><text:bookmark text:name="_cxxkes25b26"/>EVENTS</text:p>
            <text:p text:style-name="P8"><text:a xlink:type="simple" xlink:href="https://www.meetup.com/The-San-Francisco-Flask-Meetup-Group/" text:style-name="Internet_20_link" text:visited-style-name="Visited_20_Internet_20_Link"><text:span text:style-name="T4">San Francisco Flask Meetup Group</text:span></text:a><text:line-break/><text:span text:style-name="T10">Founder &amp; Organizer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tru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tru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tru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tru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fo:background-color="#ffffff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7" meta:word-count="193" meta:character-count="1629" meta:non-whitespace-character-count="1468"/>
    <meta:generator>LibreOfficeDev/5.1.0.3$Linux_X86_64 LibreOffice_project/</meta:generator>
  </office:meta>
</office:document-meta>
</file>